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style:vertical-align="middle"/>
    </style:style>
    <style:style style:name="ce5" style:family="table-cell" style:parent-style-name="Default" style:data-style-name="N36">
      <style:table-cell-properties style:vertical-align="middle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3.99520833333333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1.984375cm" style:use-optimal-column-width="true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2.619375cm" style:use-optimal-column-width="true"/>
    </style:style>
    <style:style style:name="co8" style:family="table-column">
      <style:table-column-properties fo:break-before="auto" style:column-width="1.084791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odigo_articulo</text:p>
          </table:table-cell>
          <table:table-cell office:value-type="string" table:style-name="ce1">
            <text:p>seccion</text:p>
          </table:table-cell>
          <table:table-cell office:value-type="string" table:style-name="ce1">
            <text:p>nombre_articulo</text:p>
          </table:table-cell>
          <table:table-cell office:value-type="string" table:style-name="ce2">
            <text:p>precio</text:p>
          </table:table-cell>
          <table:table-cell office:value-type="string" table:style-name="ce3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is_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4">
            <text:p>6,63</text:p>
          </table:table-cell>
          <table:table-cell office:value-type="date" office:date-value="2000-10-22T00:00:00" table:style-name="ce5">
            <text:p>2000-10-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4">
            <text:p>284,58</text:p>
          </table:table-cell>
          <table:table-cell office:value-type="date" office:date-value="2002-03-11T00:00:00" table:style-name="ce5">
            <text:p>2002-03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4">
            <text:p>159,45</text:p>
          </table:table-cell>
          <table:table-cell office:value-type="date" office:date-value="2002-05-26T00:00:00" table:style-name="ce5">
            <text:p>2002-05-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4">
            <text:p>93,47</text:p>
          </table:table-cell>
          <table:table-cell office:value-type="date" office:date-value="2000-03-20T00:00:00" table:style-name="ce5">
            <text:p>2000-03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4">
            <text:p>60,00</text:p>
          </table:table-cell>
          <table:table-cell office:value-type="date" office:date-value="2000-09-13T00:00:00" table:style-name="ce5">
            <text:p>2000-09-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4">
            <text:p>30,20</text:p>
          </table:table-cell>
          <table:table-cell office:value-type="date" office:date-value="2001-03-23T00:00:00" table:style-name="ce5">
            <text:p>2001-03-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4">
            <text:p>103,34</text:p>
          </table:table-cell>
          <table:table-cell office:value-type="date" office:date-value="2000-04-11T00:00:00" table:style-name="ce5">
            <text:p>2000-04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4">
            <text:p>174,23</text:p>
          </table:table-cell>
          <table:table-cell office:value-type="date" office:date-value="2000-01-10T00:00:00" table:style-name="ce5">
            <text:p>2000-01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4">
            <text:p>442,54</text:p>
          </table:table-cell>
          <table:table-cell office:value-type="date" office:date-value="2002-09-24T00:00:00" table:style-name="ce5">
            <text:p>2002-09-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4">
            <text:p>168,43</text:p>
          </table:table-cell>
          <table:table-cell office:value-type="date" office:date-value="2000-02-04T00:00:00" table:style-name="ce5">
            <text:p>2000-02-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4">
            <text:p>24,40</text:p>
          </table:table-cell>
          <table:table-cell office:value-type="date" office:date-value="2001-05-23T00:00:00" table:style-name="ce5">
            <text:p>2001-05-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4">
            <text:p>67,13</text:p>
          </table:table-cell>
          <table:table-cell office:value-type="date" office:date-value="2002-08-11T00:00:00" table:style-name="ce5">
            <text:p>2002-08-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4">
            <text:p>1505,38</text:p>
          </table:table-cell>
          <table:table-cell office:value-type="date" office:date-value="2001-07-03T00:00:00" table:style-name="ce5">
            <text:p>2001-07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4">
            <text:p>54,09</text:p>
          </table:table-cell>
          <table:table-cell office:value-type="date" office:date-value="2000-06-07T00:00:00" table:style-name="ce5">
            <text:p>2000-06-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4">
            <text:p>6,74</text:p>
          </table:table-cell>
          <table:table-cell office:value-type="date" office:date-value="2000-04-17T00:00:00" table:style-name="ce5">
            <text:p>2000-04-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4">
            <text:p>105,06</text:p>
          </table:table-cell>
          <table:table-cell office:value-type="date" office:date-value="2001-01-04T00:00:00" table:style-name="ce5">
            <text:p>2001-01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4">
            <text:p>46,73</text:p>
          </table:table-cell>
          <table:table-cell office:value-type="date" office:date-value="2001-02-02T00:00:00" table:style-name="ce5">
            <text:p>2001-02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E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4">
            <text:p>101,06</text:p>
          </table:table-cell>
          <table:table-cell office:value-type="date" office:date-value="2000-03-18T00:00:00" table:style-name="ce5">
            <text:p>2000-03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4">
            <text:p>43,27</text:p>
          </table:table-cell>
          <table:table-cell office:value-type="date" office:date-value="2001-01-15T00:00:00" table:style-name="ce5">
            <text:p>2001-01-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4">
            <text:p>19,75</text:p>
          </table:table-cell>
          <table:table-cell office:value-type="date" office:date-value="2001-07-02T00:00:00" table:style-name="ce5">
            <text:p>2001-07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4">
            <text:p>11,40</text:p>
          </table:table-cell>
          <table:table-cell office:value-type="date" office:date-value="2001-09-04T00:00:00" table:style-name="ce5">
            <text:p>2001-09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4">
            <text:p>522,69</text:p>
          </table:table-cell>
          <table:table-cell office:value-type="date" office:date-value="2001-07-10T00:00:00" table:style-name="ce5">
            <text:p>2001-07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4">
            <text:p>111,64</text:p>
          </table:table-cell>
          <table:table-cell office:value-type="date" office:date-value="2000-11-11T00:00:00" table:style-name="ce5">
            <text:p>2000-11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4">
            <text:p>75,27</text:p>
          </table:table-cell>
          <table:table-cell office:value-type="date" office:date-value="2001-06-25T00:00:00" table:style-name="ce5">
            <text:p>2001-06-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4">
            <text:p>143,70</text:p>
          </table:table-cell>
          <table:table-cell office:value-type="date" office:date-value="2000-11-25T00:00:00" table:style-name="ce5">
            <text:p>2000-11-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4">
            <text:p>500000,00</text:p>
          </table:table-cell>
          <table:table-cell office:value-type="date" office:date-value="2002-04-05T00:00:00" table:style-name="ce5">
            <text:p>2002-04-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4">
            <text:p>43,91</text:p>
          </table:table-cell>
          <table:table-cell office:value-type="date" office:date-value="2002-07-04T00:00:00" table:style-name="ce5">
            <text:p>2002-07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4">
            <text:p>360,07</text:p>
          </table:table-cell>
          <table:table-cell office:value-type="date" office:date-value="2001-05-03T00:00:00" table:style-name="ce5">
            <text:p>2001-05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4">
            <text:p>9,06</text:p>
          </table:table-cell>
          <table:table-cell office:value-type="date" office:date-value="2002-02-20T00:00:00" table:style-name="ce5">
            <text:p>2002-02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4">
            <text:p>57,25</text:p>
          </table:table-cell>
          <table:table-cell office:value-type="date" office:date-value="2001-04-15T00:00:00" table:style-name="ce5">
            <text:p>2001-04-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4">
            <text:p>439,18</text:p>
          </table:table-cell>
          <table:table-cell office:value-type="date" office:date-value="2002-01-03T00:00:00" table:style-name="ce5">
            <text:p>2002-01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4">
            <text:p>29,04</text:p>
          </table:table-cell>
          <table:table-cell office:value-type="date" office:date-value="2000-02-23T00:00:00" table:style-name="ce5">
            <text:p>2000-02-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4">
            <text:p>39,76</text:p>
          </table:table-cell>
          <table:table-cell office:value-type="date" office:date-value="2001-05-27T00:00:00" table:style-name="ce5">
            <text:p>2001-05-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RQUÍ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4">
            <text:p>22,07</text:p>
          </table:table-cell>
          <table:table-cell office:value-type="date" office:date-value="2002-08-10T00:00:00" table:style-name="ce5">
            <text:p>2002-08-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4">
            <text:p>15,10</text:p>
          </table:table-cell>
          <table:table-cell office:value-type="date" office:date-value="2002-07-04T00:00:00" table:style-name="ce5">
            <text:p>2002-07-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4">
            <text:p>4,33</text:p>
          </table:table-cell>
          <table:table-cell office:value-type="date" office:date-value="2002-05-12T00:00:00" table:style-name="ce5">
            <text:p>2002-05-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4">
            <text:p>270,00</text:p>
          </table:table-cell>
          <table:table-cell office:value-type="date" office:date-value="2000-02-14T00:00:00" table:style-name="ce5">
            <text:p>2000-02-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4">
            <text:p>127,77</text:p>
          </table:table-cell>
          <table:table-cell office:value-type="date" office:date-value="2002-09-02T00:00:00" table:style-name="ce5">
            <text:p>2002-09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4">
            <text:p>144,00</text:p>
          </table:table-cell>
          <table:table-cell office:value-type="date" office:date-value="2002-05-05T00:00:00" table:style-name="ce5">
            <text:p>2002-05-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4">
            <text:p>21,60</text:p>
          </table:table-cell>
          <table:table-cell office:value-type="date" office:date-value="2002-02-02T00:00:00" table:style-name="ce5">
            <text:p>2002-02-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12</meta:generator>
    <meta:initial-creator>ALBEIRO RAMOS</meta:initial-creator>
    <dc:creator>Edwin Albeiro Ramos Villamil</dc:creator>
    <meta:creation-date>2021-04-18T14:59:14Z</meta:creation-date>
    <dc:date>2024-05-15T20:48:04Z</dc:date>
  </office:meta>
</office:document-meta>
</file>